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3" style:parent-style-name="DefaultParagraphFont" style:family="text">
      <style:text-properties style:font-name-asian="Calibri" style:font-name-complex="Calibri" fo:font-size="12pt" style:font-size-asian="12pt"/>
    </style:style>
    <style:style style:name="P4" style:parent-style-name="Normal" style:family="paragraph">
      <style:paragraph-properties fo:margin-bottom="0.1388in" fo:line-height="115%"/>
    </style:style>
    <style:style style:name="T5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6" style:parent-style-name="DefaultParagraphFont" style:family="text">
      <style:text-properties style:font-name-asian="Calibri" style:font-name-complex="Calibri" fo:font-size="12pt" style:font-size-asian="12pt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 fo:font-weight="bold" style:font-weight-asian="bold" fo:font-size="12pt" style:font-size-asian="12pt"/>
    </style:style>
    <style:style style:name="T9" style:parent-style-name="DefaultParagraphFont" style:family="text">
      <style:text-properties style:font-name-asian="Calibri" style:font-name-complex="Calibri" fo:font-size="12pt" style:font-size-asian="12pt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 fo:font-weight="bold" style:font-weight-asian="bold" style:font-weight-complex="bold" fo:font-size="12pt" style:font-size-asian="12pt"/>
    </style:style>
    <style:style style:name="T12" style:parent-style-name="DefaultParagraphFont" style:family="text">
      <style:text-properties style:font-name-asian="Calibri" style:font-name-complex="Calibri" fo:font-size="12pt" style:font-size-asian="12pt"/>
    </style:style>
    <style:style style:name="T13" style:parent-style-name="DefaultParagraphFont" style:family="text">
      <style:text-properties style:font-name-asian="Calibri" style:font-name-complex="Calibri" fo:font-size="12pt" style:font-size-asian="12pt"/>
    </style:style>
    <style:style style:name="T14" style:parent-style-name="DefaultParagraphFont" style:family="text">
      <style:text-properties style:font-name-asian="Calibri" style:font-name-complex="Calibri" style:text-position="super 66.6%" fo:font-size="12pt" style:font-size-asian="12pt"/>
    </style:style>
    <style:style style:name="T15" style:parent-style-name="DefaultParagraphFont" style:family="text">
      <style:text-properties style:font-name-asian="Calibri" style:font-name-complex="Calibri" fo:font-size="12pt" style:font-size-asian="12pt"/>
    </style:style>
    <style:style style:name="P16" style:parent-style-name="Normal" style:family="paragraph">
      <style:paragraph-properties fo:margin-bottom="0.1388in" fo:line-height="115%"/>
      <style:text-properties fo:font-weight="bold" style:font-weight-asian="bold" style:font-weight-complex="bold" fo:font-size="16pt" style:font-size-asian="16pt" style:font-size-complex="16pt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 fo:font-size="16pt" style:font-size-asian="16pt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7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8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9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09" style:parent-style-name="DefaultParagraphFont" style:family="text">
      <style:text-properties style:font-name-asian="Calibri" style:font-name-complex="Calibri" fo:color="#4472C4" fo:font-size="10pt" style:font-size-asian="10pt"/>
    </style:style>
    <style:style style:name="T11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1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P125" style:parent-style-name="Normal" style:family="paragraph">
      <style:paragraph-properties fo:margin-bottom="0.1388in" fo:line-height="115%"/>
    </style:style>
    <style:style style:name="P126" style:parent-style-name="Normal" style:family="paragraph">
      <style:paragraph-properties fo:margin-bottom="0.1388in" fo:line-height="115%"/>
    </style:style>
    <style:style style:name="T127" style:parent-style-name="DefaultParagraphFont" style:family="text">
      <style:text-properties style:font-name-asian="Calibri" style:font-name-complex="Calibri" fo:font-size="16pt" style:font-size-asian="16pt"/>
    </style:style>
    <style:style style:name="P128" style:parent-style-name="Normal" style:family="paragraph">
      <style:paragraph-properties fo:margin-bottom="0.1388in" fo:line-height="115%"/>
    </style:style>
    <style:style style:name="T1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3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4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5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6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7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7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18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8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4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19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19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1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20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0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1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5" style:parent-style-name="DefaultParagraphFont" style:family="text">
      <style:text-properties style:font-name-asian="Calibri" style:font-name-complex="Calibri" fo:color="#4472C4" fo:font-size="10pt" style:font-size-asian="10pt"/>
    </style:style>
    <style:style style:name="T22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3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4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5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0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26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6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26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6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7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8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9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9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9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P293" style:parent-style-name="Normal" style:family="paragraph">
      <style:paragraph-properties fo:margin-bottom="0.1388in" fo:line-height="115%"/>
      <style:text-properties fo:color="#4472C4"/>
    </style:style>
    <style:style style:name="P294" style:parent-style-name="Normal" style:family="paragraph">
      <style:paragraph-properties fo:margin-bottom="0.1388in" fo:line-height="115%"/>
    </style:style>
    <style:style style:name="P295" style:parent-style-name="Normal" style:family="paragraph">
      <style:paragraph-properties fo:margin-bottom="0.1388in" fo:line-height="115%"/>
    </style:style>
    <style:style style:name="T296" style:parent-style-name="DefaultParagraphFont" style:family="text">
      <style:text-properties style:font-name-asian="Calibri" style:font-name-complex="Calibri" fo:font-size="16pt" style:font-size-asian="16pt"/>
    </style:style>
    <style:style style:name="P297" style:parent-style-name="Normal" style:family="paragraph">
      <style:paragraph-properties fo:margin-bottom="0.1388in" fo:line-height="115%"/>
    </style:style>
    <style:style style:name="T29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29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0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1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5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336" style:parent-style-name="DefaultParagraphFont" style:family="text">
      <style:text-properties style:font-name-asian="Calibri" style:font-name-complex="Calibri" fo:font-style="italic" style:font-style-asian="italic" fo:color="#4472C4" fo:font-size="10pt" style:font-size-asian="10pt"/>
    </style:style>
    <style:style style:name="T337" style:parent-style-name="DefaultParagraphFont" style:family="text">
      <style:text-properties style:font-name="JetBrains Mono" style:font-name-asian="JetBrains Mono" style:font-name-complex="JetBrains Mono" fo:font-style="italic" style:font-style-asian="italic" fo:color="#4472C4" fo:font-size="10pt" style:font-size-asian="10pt"/>
    </style:style>
    <style:style style:name="T33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3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4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4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4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4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4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P345" style:parent-style-name="Normal" style:family="paragraph">
      <style:paragraph-properties fo:margin-bottom="0.1388in" fo:line-height="115%"/>
    </style:style>
    <style:style style:name="P346" style:parent-style-name="Normal" style:family="paragraph">
      <style:paragraph-properties fo:margin-bottom="0.1388in" fo:line-height="115%"/>
    </style:style>
    <style:style style:name="T347" style:parent-style-name="DefaultParagraphFont" style:family="text">
      <style:text-properties style:font-name-asian="Calibri" style:font-name-complex="Calibri" fo:font-size="16pt" style:font-size-asian="16pt"/>
    </style:style>
    <style:style style:name="P348" style:parent-style-name="Normal" style:family="paragraph">
      <style:paragraph-properties fo:margin-bottom="0.1388in" fo:line-height="115%"/>
    </style:style>
    <style:style style:name="T34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5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6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7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8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39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0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1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3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4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5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6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7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8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49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0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1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P530" style:parent-style-name="Normal" style:family="paragraph">
      <style:paragraph-properties fo:margin-bottom="0.1388in" fo:line-height="115%"/>
    </style:style>
    <style:style style:name="P531" style:parent-style-name="Normal" style:family="paragraph">
      <style:paragraph-properties fo:margin-bottom="0.1388in" fo:line-height="115%"/>
    </style:style>
    <style:style style:name="T532" style:parent-style-name="DefaultParagraphFont" style:family="text">
      <style:text-properties style:font-name-asian="Calibri" style:font-name-complex="Calibri" fo:font-size="16pt" style:font-size-asian="16pt"/>
    </style:style>
    <style:style style:name="T533" style:parent-style-name="DefaultParagraphFont" style:family="text">
      <style:text-properties style:font-name-asian="Calibri" style:font-name-complex="Calibri" fo:font-size="16pt" style:font-size-asian="16pt"/>
    </style:style>
    <style:style style:name="P534" style:parent-style-name="Normal" style:family="paragraph">
      <style:paragraph-properties fo:margin-bottom="0.1388in" fo:line-height="115%"/>
    </style:style>
    <style:style style:name="T53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3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3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3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3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4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5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6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2" style:parent-style-name="DefaultParagraphFont" style:family="text">
      <style:text-properties style:font-name-asian="Calibri" style:font-name-complex="Calibri" fo:color="#4472C4" fo:font-size="10pt" style:font-size-asian="10pt"/>
    </style:style>
    <style:style style:name="T57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7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8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598" style:parent-style-name="DefaultParagraphFont" style:family="text">
      <style:text-properties style:font-name-asian="Calibri" style:font-name-complex="Calibri" fo:color="#4472C4" fo:font-size="10pt" style:font-size-asian="10pt"/>
    </style:style>
    <style:style style:name="T59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0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1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4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5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6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7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8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29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30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31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32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T633" style:parent-style-name="DefaultParagraphFont" style:family="text">
      <style:text-properties style:font-name="JetBrains Mono" style:font-name-asian="JetBrains Mono" style:font-name-complex="JetBrains Mono" fo:color="#4472C4" fo:font-size="10pt" style:font-size-asian="10pt"/>
    </style:style>
    <style:style style:name="P634" style:parent-style-name="Normal" style:family="paragraph">
      <style:paragraph-properties fo:margin-bottom="0.1388in"/>
      <style:text-properties fo:color="#4472C4"/>
    </style:style>
    <style:style style:name="P635" style:parent-style-name="Normal" style:family="paragraph">
      <style:paragraph-properties fo:margin-bottom="0.1388in"/>
    </style:style>
    <style:style style:name="P636" style:parent-style-name="Normal" style:family="paragraph">
      <style:paragraph-properties fo:margin-bottom="0.1388in"/>
    </style:style>
    <style:style style:name="P637" style:parent-style-name="Normal" style:family="paragraph">
      <style:paragraph-properties fo:margin-bottom="0.1388in"/>
    </style:style>
    <style:style style:name="P638" style:parent-style-name="Normal" style:family="paragraph">
      <style:paragraph-properties fo:margin-bottom="0.1388in"/>
    </style:style>
    <style:style style:name="P639" style:parent-style-name="Normal" style:family="paragraph">
      <style:paragraph-properties fo:margin-bottom="0.1388in"/>
    </style:style>
    <style:style style:name="P640" style:parent-style-name="Normal" style:family="paragraph">
      <style:paragraph-properties fo:margin-bottom="0.1388in"/>
    </style:style>
    <style:style style:name="P641" style:parent-style-name="Normal" style:family="paragraph">
      <style:paragraph-properties fo:margin-bottom="0.1388in"/>
    </style:style>
    <style:style style:name="P642" style:parent-style-name="Normal" style:family="paragraph">
      <style:paragraph-properties fo:margin-bottom="0.1388in"/>
    </style:style>
    <style:style style:name="P643" style:parent-style-name="Normal" style:family="paragraph">
      <style:paragraph-properties fo:margin-bottom="0.1388in"/>
    </style:style>
    <style:style style:name="P644" style:parent-style-name="Normal" style:family="paragraph">
      <style:paragraph-properties fo:margin-bottom="0.1388in" fo:line-height="115%"/>
    </style:style>
    <style:style style:name="P645" style:parent-style-name="Normal" style:family="paragraph">
      <style:paragraph-properties fo:margin-bottom="0.1388in" fo:line-height="115%"/>
    </style:style>
    <style:style style:name="P646" style:parent-style-name="Normal" style:family="paragraph">
      <style:paragraph-properties fo:margin-bottom="0.1388in" fo:line-height="115%"/>
    </style:style>
    <style:style style:name="P647" style:parent-style-name="Normal" style:family="paragraph">
      <style:paragraph-properties fo:margin-bottom="0.1388in" fo:line-height="115%"/>
    </style:style>
    <style:style style:name="P648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ame</text:span><text:span text:style-name="T3"><text:s/>: Ankita Bhatt</text:span></text:p>
      <text:p text:style-name="P4"><text:span text:style-name="T5">Roll no<text:s/></text:span><text:span text:style-name="T6">: 1922009</text:span></text:p>
      <text:p text:style-name="P7"><text:span text:style-name="T8">Subject</text:span><text:span text:style-name="T9"><text:s/>: Mobile App Developement.</text:span></text:p>
      <text:p text:style-name="P10"><text:span text:style-name="T11">Course</text:span><text:span text:style-name="T12"><text:s/>:</text:span><text:span text:style-name="T13"><text:s/>BSC IT(5</text:span><text:span text:style-name="T14">th</text:span><text:span text:style-name="T15"><text:s/>sem)</text:span></text:p>
      <text:p text:style-name="P16">Answer 1:</text:p>
      <text:p text:style-name="P17"><text:span text:style-name="T18">manifest.xml&gt;</text:span></text:p>
      <text:p text:style-name="P19"><text:span text:style-name="T20">&lt;?</text:span><text:span text:style-name="T21">xml version</text:span><text:span text:style-name="T22">="1.0"<text:s/></text:span><text:span text:style-name="T23">encoding</text:span><text:span text:style-name="T24">="utf-8"</text:span><text:span text:style-name="T25">?&gt;</text:span><text:span text:style-name="T26"><text:line-break/></text:span><text:span text:style-name="T27">&lt;manifest<text:s/></text:span><text:span text:style-name="T28">xmlns:</text:span><text:span text:style-name="T29">android</text:span><text:span text:style-name="T30">="http://schemas.android.com/apk/res/android"</text:span><text:span text:style-name="T31"><text:line-break/></text:span><text:span text:style-name="T32"><text:s text:c="4"/></text:span><text:span text:style-name="T33">package</text:span><text:span text:style-name="T34">="com.example.midterm"</text:span><text:span text:style-name="T35">&gt;</text:span><text:span text:style-name="T36"><text:line-break/></text:span><text:span text:style-name="T37"><text:line-break/></text:span><text:span text:style-name="T38"><text:s text:c="4"/>&lt;application</text:span><text:span text:style-name="T39"><text:line-break/></text:span><text:span text:style-name="T40"><text:s text:c="8"/></text:span><text:span text:style-name="T41">android</text:span><text:span text:style-name="T42">:allowBackup</text:span><text:span text:style-name="T43">="true"</text:span><text:span text:style-name="T44"><text:line-break/></text:span><text:span text:style-name="T45"><text:s text:c="8"/></text:span><text:span text:style-name="T46">android</text:span><text:span text:style-name="T47">:icon</text:span><text:span text:style-name="T48">="@mipmap/ic_launcher"</text:span><text:span text:style-name="T49"><text:line-break/></text:span><text:span text:style-name="T50"><text:s text:c="8"/></text:span><text:span text:style-name="T51">android</text:span><text:span text:style-name="T52">:label</text:span><text:span text:style-name="T53">="@string/app_name"</text:span><text:span text:style-name="T54"><text:line-break/></text:span><text:span text:style-name="T55"><text:s text:c="8"/></text:span><text:span text:style-name="T56">android</text:span><text:span text:style-name="T57">:roundIcon</text:span><text:span text:style-name="T58">="@mipmap/ic_launcher_round"</text:span><text:span text:style-name="T59"><text:line-break/></text:span><text:span text:style-name="T60"><text:s text:c="8"/></text:span><text:span text:style-name="T61">android</text:span><text:span text:style-name="T62">:supportsRtl</text:span><text:span text:style-name="T63">="true"</text:span><text:span text:style-name="T64"><text:line-break/></text:span><text:span text:style-name="T65"><text:s text:c="8"/></text:span><text:span text:style-name="T66">android</text:span><text:span text:style-name="T67">:theme</text:span><text:span text:style-name="T68">="@style/Theme.MidTerm"</text:span><text:span text:style-name="T69">&gt;</text:span><text:span text:style-name="T70"><text:line-break/></text:span><text:span text:style-name="T71"><text:s text:c="8"/>&lt;activity</text:span><text:span text:style-name="T72"><text:line-break/></text:span><text:span text:style-name="T73"><text:s text:c="12"/></text:span><text:span text:style-name="T74">android</text:span><text:span text:style-name="T75">:name</text:span><text:span text:style-name="T76">=".MainActivity"</text:span><text:span text:style-name="T77"><text:line-break/></text:span><text:span text:style-name="T78"><text:s text:c="12"/></text:span><text:span text:style-name="T79">android</text:span><text:span text:style-name="T80">:exported</text:span><text:span text:style-name="T81">="true"</text:span><text:span text:style-name="T82">&gt;</text:span><text:span text:style-name="T83"><text:line-break/></text:span><text:span text:style-name="T84"><text:s text:c="12"/>&lt;intent-filter&gt;</text:span><text:span text:style-name="T85"><text:line-break/></text:span><text:span text:style-name="T86"><text:s text:c="16"/>&lt;actio</text:span><text:span text:style-name="T87">n<text:s/></text:span><text:span text:style-name="T88">android</text:span><text:span text:style-name="T89">:name</text:span><text:span text:style-name="T90">="android.intent.action.MAIN"<text:s/></text:span><text:span text:style-name="T91">/&gt;</text:span><text:span text:style-name="T92"><text:line-break/></text:span><text:span text:style-name="T93"><text:s text:c="16"/>&lt;category<text:s/></text:span><text:span text:style-name="T94">android</text:span><text:span text:style-name="T95">:name</text:span><text:span text:style-name="T96">="android.intent.category.LAUNCHER"<text:s/></text:span><text:span text:style-name="T97">/&gt;</text:span><text:span text:style-name="T98"><text:line-break/></text:span><text:span text:style-name="T99"><text:s text:c="12"/>&lt;/intent-filter&gt;</text:span><text:span text:style-name="T100"><text:line-break/></text:span><text:span text:style-name="T101"><text:s text:c="8"/>&lt;/activity&gt;</text:span><text:span text:style-name="T102"><text:line-break/></text:span><text:span text:style-name="T103"><text:s text:c="8"/>&lt;activity</text:span><text:span text:style-name="T104"><text:line-break/></text:span><text:span text:style-name="T105"><text:s text:c="12"/></text:span><text:span text:style-name="T106">android</text:span><text:span text:style-name="T107">:name</text:span><text:span text:style-name="T108">=".</text:span><text:span text:style-name="T109">Ex</text:span><text:span text:style-name="T110">plicitActivity"</text:span><text:span text:style-name="T111"><text:line-break/></text:span><text:span text:style-name="T112"><text:s text:c="12"/></text:span><text:span text:style-name="T113">android</text:span><text:span text:style-name="T114">:</text:span><text:span text:style-name="T115">exported</text:span><text:span text:style-name="T116">="true"</text:span><text:span text:style-name="T117">&gt;</text:span><text:span text:style-name="T118"><text:line-break/></text:span><text:span text:style-name="T119"><text:s text:c="8"/>&lt;/activity&gt;</text:span><text:span text:style-name="T120"><text:line-break/></text:span><text:span text:style-name="T121"><text:s text:c="4"/>&lt;/application&gt;</text:span><text:span text:style-name="T122"><text:line-break/></text:span><text:span text:style-name="T123"><text:line-break/></text:span><text:span text:style-name="T124">&lt;/manifest&gt;</text:span></text:p>
      <text:p text:style-name="P125"/>
      <text:p text:style-name="P126"><text:span text:style-name="T127">MainActivity.java&gt;</text:span></text:p>
      <text:p text:style-name="P128"><text:span text:style-name="T129">package<text:s/></text:span><text:span text:style-name="T130">com.example.midterm</text:span><text:span text:style-name="T131">;</text:span><text:span text:style-name="T132"><text:line-break/></text:span><text:span text:style-name="T133"><text:line-break/></text:span><text:span text:style-name="T134">import<text:s/></text:span><text:span text:style-name="T135">androidx.appcompat.app.AppCompatActivity</text:span><text:span text:style-name="T136">;</text:span><text:span text:style-name="T137"><text:line-break/></text:span><text:span text:style-name="T138"><text:line-break/></text:span><text:span text:style-name="T139">import<text:s/></text:span><text:span text:style-name="T140">android.content.Intent</text:span><text:span text:style-name="T141">;</text:span><text:span text:style-name="T142"><text:line-break/></text:span><text:span text:style-name="T143">import<text:s/></text:span><text:span text:style-name="T144">android.net.Uri</text:span><text:span text:style-name="T145">;</text:span><text:span text:style-name="T146"><text:line-break/></text:span><text:soft-page-break/><text:span text:style-name="T147">import<text:s/></text:span><text:span text:style-name="T148">android.os.Bundle</text:span><text:span text:style-name="T149">;</text:span><text:span text:style-name="T150"><text:line-break/></text:span><text:span text:style-name="T151">import<text:s/></text:span><text:span text:style-name="T152">android.view.View</text:span><text:span text:style-name="T153">;</text:span><text:span text:style-name="T154"><text:line-break/></text:span><text:span text:style-name="T155">import<text:s/></text:span><text:span text:style-name="T156">android.widget.Button</text:span><text:span text:style-name="T157">;</text:span><text:span text:style-name="T158"><text:line-break/></text:span><text:span text:style-name="T159"><text:line-break/></text:span><text:span text:style-name="T160">public class<text:s/></text:span><text:span text:style-name="T161">MainActivity<text:s/></text:span><text:span text:style-name="T162">extends<text:s/></text:span><text:span text:style-name="T163">AppCompatActivity {</text:span><text:span text:style-name="T164"><text:line-break/></text:span><text:span text:style-name="T165">Button<text:s/></text:span><text:span text:style-name="T166">explicit<text:s/></text:span><text:span text:style-name="T167">,<text:s/></text:span><text:span text:style-name="T168">implicit</text:span><text:span text:style-name="T169">;</text:span><text:span text:style-name="T170"><text:line-break/></text:span><text:span text:style-name="T171"><text:s text:c="4"/></text:span><text:span text:style-name="T172">@Override</text:span><text:span text:style-name="T173"><text:line-break/></text:span><text:span text:style-name="T174"><text:s text:c="4"/></text:span><text:span text:style-name="T175">protected void<text:s/></text:span><text:span text:style-name="T176">onCreate</text:span><text:span text:style-name="T177">(Bundle savedInstanceState) {</text:span><text:span text:style-name="T178"><text:line-break/></text:span><text:span text:style-name="T179"><text:s text:c="8"/></text:span><text:span text:style-name="T180">super</text:span><text:span text:style-name="T181">.onCreate(save</text:span><text:span text:style-name="T182">dInstanceState)</text:span><text:span text:style-name="T183">;</text:span><text:span text:style-name="T184"><text:line-break/></text:span><text:span text:style-name="T185"><text:s text:c="8"/></text:span><text:span text:style-name="T186">setContentView(R.layout.</text:span><text:span text:style-name="T187">activity_main</text:span><text:span text:style-name="T188">)</text:span><text:span text:style-name="T189">;</text:span><text:span text:style-name="T190"><text:line-break/></text:span><text:span text:style-name="T191"><text:s text:c="3"/></text:span><text:span text:style-name="T192">explicit<text:s/></text:span><text:span text:style-name="T193">= (Button)findViewById(R.id.</text:span><text:span text:style-name="T194">explicit</text:span><text:span text:style-name="T195">)</text:span><text:span text:style-name="T196">;</text:span><text:span text:style-name="T197"><text:line-break/></text:span><text:span text:style-name="T198"><text:s text:c="3"/></text:span><text:span text:style-name="T199">implicit<text:s/></text:span><text:span text:style-name="T200">= (Button)findViewById(R.id.</text:span><text:span text:style-name="T201">implicit</text:span><text:span text:style-name="T202">)</text:span><text:span text:style-name="T203">;</text:span><text:span text:style-name="T204"><text:line-break/></text:span><text:span text:style-name="T205"><text:line-break/></text:span><text:span text:style-name="T206"><text:s text:c="3"/></text:span><text:span text:style-name="T207">explicit</text:span><text:span text:style-name="T208">.setOnClickListener(</text:span><text:span text:style-name="T209">new<text:s/></text:span><text:span text:style-name="T210">View.OnClickListener() {</text:span><text:span text:style-name="T211"><text:line-break/></text:span><text:span text:style-name="T212"><text:s text:c="7"/></text:span><text:span text:style-name="T213">@Override</text:span><text:span text:style-name="T214"><text:line-break/></text:span><text:span text:style-name="T215"><text:s text:c="7"/></text:span><text:span text:style-name="T216">publ</text:span><text:span text:style-name="T217">ic void<text:s/></text:span><text:span text:style-name="T218">onClick</text:span><text:span text:style-name="T219">(View view) {</text:span><text:span text:style-name="T220"><text:line-break/></text:span><text:span text:style-name="T221"><text:s text:c="11"/>Intent i =<text:s/></text:span><text:span text:style-name="T222">new<text:s/></text:span><text:span text:style-name="T223">Intent(getApplicationContext()<text:s/></text:span><text:span text:style-name="T224">,</text:span><text:span text:style-name="T225">Ex</text:span><text:span text:style-name="T226">plicitActivity.</text:span><text:span text:style-name="T227">class</text:span><text:span text:style-name="T228">)</text:span><text:span text:style-name="T229">;</text:span><text:span text:style-name="T230"><text:line-break/></text:span><text:span text:style-name="T231"><text:s text:c="11"/></text:span><text:span text:style-name="T232">startActivity(i)</text:span><text:span text:style-name="T233">;</text:span><text:span text:style-name="T234"><text:line-break/></text:span><text:span text:style-name="T235"><text:s text:c="7"/></text:span><text:span text:style-name="T236">}</text:span><text:span text:style-name="T237"><text:line-break/></text:span><text:span text:style-name="T238"><text:s text:c="3"/>})</text:span><text:span text:style-name="T239">;</text:span><text:span text:style-name="T240"><text:line-break/></text:span><text:span text:style-name="T241"><text:line-break/></text:span><text:span text:style-name="T242"><text:s text:c="3"/></text:span><text:span text:style-name="T243">implicit</text:span><text:span text:style-name="T244">.setOnClickListener(</text:span><text:span text:style-name="T245">new<text:s/></text:span><text:span text:style-name="T246">View.OnClickListener() {</text:span><text:span text:style-name="T247"><text:line-break/></text:span><text:span text:style-name="T248"><text:s text:c="7"/></text:span><text:span text:style-name="T249">@Override</text:span><text:span text:style-name="T250"><text:line-break/></text:span><text:span text:style-name="T251"><text:s text:c="7"/></text:span><text:span text:style-name="T252">public<text:s/></text:span><text:span text:style-name="T253">void<text:s/></text:span><text:span text:style-name="T254">onClick</text:span><text:span text:style-name="T255">(View view) {</text:span><text:span text:style-name="T256"><text:line-break/></text:span><text:span text:style-name="T257"><text:s text:c="11"/>Intent i =<text:s/></text:span><text:span text:style-name="T258">new<text:s/></text:span><text:span text:style-name="T259">Intent(Intent.</text:span><text:span text:style-name="T260">ACTION_DIAL</text:span><text:span text:style-name="T261">)</text:span><text:span text:style-name="T262">;</text:span><text:span text:style-name="T263"><text:line-break/></text:span><text:span text:style-name="T264"><text:s text:c="11"/></text:span><text:span text:style-name="T265">i.setData(Uri.</text:span><text:span text:style-name="T266">parse</text:span><text:span text:style-name="T267">(</text:span><text:span text:style-name="T268">"tel:"</text:span><text:span text:style-name="T269">+<text:s/></text:span><text:span text:style-name="T270">"</text:span><text:span text:style-name="T271">8881338500</text:span><text:span text:style-name="T272">"</text:span><text:span text:style-name="T273">))</text:span><text:span text:style-name="T274">;</text:span><text:span text:style-name="T275"><text:line-break/></text:span><text:span text:style-name="T276"><text:s text:c="11"/></text:span><text:span text:style-name="T277">startActivity(i)</text:span><text:span text:style-name="T278">;</text:span><text:span text:style-name="T279"><text:line-break/></text:span><text:span text:style-name="T280"><text:s text:c="7"/></text:span><text:span text:style-name="T281">}</text:span><text:span text:style-name="T282"><text:line-break/></text:span><text:span text:style-name="T283"><text:s text:c="3"/>})</text:span><text:span text:style-name="T284">;</text:span><text:span text:style-name="T285"><text:line-break/></text:span><text:span text:style-name="T286"><text:line-break/></text:span><text:span text:style-name="T287"><text:line-break/></text:span><text:span text:style-name="T288"><text:line-break/></text:span><text:span text:style-name="T289"><text:s text:c="4"/></text:span><text:span text:style-name="T290">}</text:span><text:span text:style-name="T291"><text:line-break/></text:span><text:span text:style-name="T292">}</text:span></text:p>
      <text:p text:style-name="P293"/>
      <text:p text:style-name="P294"/>
      <text:p text:style-name="P295"><text:span text:style-name="T296">ExplicitActivity&gt;</text:span></text:p>
      <text:p text:style-name="P297"><text:span text:style-name="T298">package<text:s/></text:span><text:span text:style-name="T299">com.example.midterm</text:span><text:span text:style-name="T300">;</text:span><text:span text:style-name="T301"><text:line-break/></text:span><text:span text:style-name="T302"><text:line-break/></text:span><text:span text:style-name="T303">import<text:s/></text:span><text:span text:style-name="T304">androidx.appcompat.app.AppCompatActivity</text:span><text:span text:style-name="T305">;</text:span><text:span text:style-name="T306"><text:line-break/></text:span><text:span text:style-name="T307"><text:line-break/></text:span><text:span text:style-name="T308">import<text:s/></text:span><text:span text:style-name="T309">android.os.Bundle</text:span><text:span text:style-name="T310">;</text:span><text:span text:style-name="T311"><text:line-break/></text:span><text:span text:style-name="T312"><text:line-break/></text:span><text:span text:style-name="T313">public class<text:s/></text:span><text:span text:style-name="T314">ImplicitActivity<text:s/></text:span><text:span text:style-name="T315">extends<text:s/></text:span><text:span text:style-name="T316">AppCompatActivity {</text:span><text:span text:style-name="T317"><text:line-break/></text:span><text:span text:style-name="T318"><text:line-break/></text:span><text:span text:style-name="T319"><text:s text:c="4"/></text:span><text:span text:style-name="T320">@Override</text:span><text:span text:style-name="T321"><text:line-break/></text:span><text:soft-page-break/><text:span text:style-name="T322"><text:s text:c="4"/></text:span><text:span text:style-name="T323">protected void<text:s/></text:span><text:span text:style-name="T324">onCreate</text:span><text:span text:style-name="T325">(Bundle savedInstanceState) {</text:span><text:span text:style-name="T326"><text:line-break/></text:span><text:span text:style-name="T327"><text:s text:c="8"/></text:span><text:span text:style-name="T328">super</text:span><text:span text:style-name="T329">.onCreate(save</text:span><text:span text:style-name="T330">dInstanceState)</text:span><text:span text:style-name="T331">;</text:span><text:span text:style-name="T332"><text:line-break/></text:span><text:span text:style-name="T333"><text:s text:c="8"/></text:span><text:span text:style-name="T334">setContentView(R.layout.</text:span><text:span text:style-name="T335">activity_</text:span><text:span text:style-name="T336">ex</text:span><text:span text:style-name="T337">plicit</text:span><text:span text:style-name="T338">)</text:span><text:span text:style-name="T339">;</text:span><text:span text:style-name="T340"><text:line-break/></text:span><text:span text:style-name="T341"><text:s text:c="4"/></text:span><text:span text:style-name="T342">}</text:span><text:span text:style-name="T343"><text:line-break/></text:span><text:span text:style-name="T344">}</text:span></text:p>
      <text:p text:style-name="P345"/>
      <text:p text:style-name="P346"><text:span text:style-name="T347">MainActivity.xml&gt;</text:span></text:p>
      <text:p text:style-name="P348"><text:span text:style-name="T349">&lt;?</text:span><text:span text:style-name="T350">xml version</text:span><text:span text:style-name="T351">="1.0"<text:s/></text:span><text:span text:style-name="T352">encoding</text:span><text:span text:style-name="T353">="utf-8"</text:span><text:span text:style-name="T354">?&gt;</text:span><text:span text:style-name="T355"><text:line-break/></text:span><text:span text:style-name="T356">&lt;androidx.constraintlayout.widget.ConstraintLayout<text:s/></text:span><text:span text:style-name="T357">xmlns:</text:span><text:span text:style-name="T358">android</text:span><text:span text:style-name="T359">="http://schemas.android.com/apk/res/android"</text:span><text:span text:style-name="T360"><text:line-break/></text:span><text:span text:style-name="T361"><text:s text:c="4"/></text:span><text:span text:style-name="T362">xmlns:</text:span><text:span text:style-name="T363">app</text:span><text:span text:style-name="T364">="http://schemas.android.com/apk/res-auto"</text:span><text:span text:style-name="T365"><text:line-break/></text:span><text:span text:style-name="T366"><text:s text:c="4"/></text:span><text:span text:style-name="T367">xmlns:</text:span><text:span text:style-name="T368">tools</text:span><text:span text:style-name="T369">="http://schemas.android.com/tools"</text:span><text:span text:style-name="T370"><text:line-break/></text:span><text:span text:style-name="T371"><text:s text:c="4"/></text:span><text:span text:style-name="T372">android</text:span><text:span text:style-name="T373">:layout_width</text:span><text:span text:style-name="T374">="match_parent"</text:span><text:span text:style-name="T375"><text:line-break/></text:span><text:span text:style-name="T376"><text:s text:c="4"/></text:span><text:span text:style-name="T377">android</text:span><text:span text:style-name="T378">:layout_height</text:span><text:span text:style-name="T379">="match_parent"</text:span><text:span text:style-name="T380"><text:line-break/></text:span><text:span text:style-name="T381"><text:s text:c="4"/></text:span><text:span text:style-name="T382">tools</text:span><text:span text:style-name="T383">:context</text:span><text:span text:style-name="T384">=".MainActivity"</text:span><text:span text:style-name="T385">&gt;</text:span><text:span text:style-name="T386"><text:line-break/></text:span><text:span text:style-name="T387"><text:line-break/></text:span><text:span text:style-name="T388"><text:s text:c="4"/>&lt;TextView</text:span><text:span text:style-name="T389"><text:line-break/></text:span><text:span text:style-name="T390"><text:s text:c="8"/></text:span><text:span text:style-name="T391">android</text:span><text:span text:style-name="T392">:layout_width</text:span><text:span text:style-name="T393">="wrap_content"</text:span><text:span text:style-name="T394"><text:line-break/></text:span><text:span text:style-name="T395"><text:s text:c="8"/></text:span><text:span text:style-name="T396">android</text:span><text:span text:style-name="T397">:layout_height</text:span><text:span text:style-name="T398">="wrap_content"</text:span><text:span text:style-name="T399"><text:line-break/></text:span><text:span text:style-name="T400"><text:s text:c="8"/></text:span><text:span text:style-name="T401">android</text:span><text:span text:style-name="T402">:text</text:span><text:span text:style-name="T403">="</text:span><text:span text:style-name="T404">Hello World</text:span><text:span text:style-name="T405">"</text:span><text:span text:style-name="T406"><text:line-break/></text:span><text:span text:style-name="T407"><text:s text:c="8"/></text:span><text:span text:style-name="T408">app</text:span><text:span text:style-name="T409">:layout_constraintBottom_toBottomOf</text:span><text:span text:style-name="T410">="parent"</text:span><text:span text:style-name="T411"><text:line-break/></text:span><text:span text:style-name="T412"><text:s text:c="8"/></text:span><text:span text:style-name="T413">app</text:span><text:span text:style-name="T414">:layout_constraintLeft</text:span><text:span text:style-name="T415">_toLeftOf</text:span><text:span text:style-name="T416">="parent"</text:span><text:span text:style-name="T417"><text:line-break/></text:span><text:span text:style-name="T418"><text:s text:c="8"/></text:span><text:span text:style-name="T419">app</text:span><text:span text:style-name="T420">:layout_constraintRight_toRightOf</text:span><text:span text:style-name="T421">="parent"</text:span><text:span text:style-name="T422"><text:line-break/></text:span><text:span text:style-name="T423"><text:s text:c="8"/></text:span><text:span text:style-name="T424">app</text:span><text:span text:style-name="T425">:layout_constraintTop_toTopOf</text:span><text:span text:style-name="T426">="parent"<text:s/></text:span><text:span text:style-name="T427">/&gt;</text:span><text:span text:style-name="T428"><text:line-break/></text:span><text:span text:style-name="T429"><text:line-break/></text:span><text:span text:style-name="T430"><text:s text:c="4"/>&lt;Button</text:span><text:span text:style-name="T431"><text:line-break/></text:span><text:span text:style-name="T432"><text:s text:c="8"/></text:span><text:span text:style-name="T433">android</text:span><text:span text:style-name="T434">:id</text:span><text:span text:style-name="T435">="@+id/implicit"</text:span><text:span text:style-name="T436"><text:line-break/></text:span><text:span text:style-name="T437"><text:s text:c="8"/></text:span><text:span text:style-name="T438">android</text:span><text:span text:style-name="T439">:layout_width</text:span><text:span text:style-name="T440">="222dp"</text:span><text:span text:style-name="T441"><text:line-break/></text:span><text:span text:style-name="T442"><text:s text:c="8"/></text:span><text:span text:style-name="T443">android</text:span><text:span text:style-name="T444">:layout_height</text:span><text:span text:style-name="T445">="60dp"</text:span><text:span text:style-name="T446"><text:line-break/></text:span><text:span text:style-name="T447"><text:s text:c="8"/></text:span><text:span text:style-name="T448">android</text:span><text:span text:style-name="T449">:layout_marginBottom</text:span><text:span text:style-name="T450">="160dp"</text:span><text:span text:style-name="T451"><text:line-break/></text:span><text:span text:style-name="T452"><text:s text:c="8"/></text:span><text:span text:style-name="T453">android</text:span><text:span text:style-name="T454">:text</text:span><text:span text:style-name="T455">="Implicit"</text:span><text:span text:style-name="T456"><text:line-break/></text:span><text:span text:style-name="T457"><text:s text:c="8"/></text:span><text:span text:style-name="T458">app</text:span><text:span text:style-name="T459">:layout_constraintBottom_toBottomOf</text:span><text:span text:style-name="T460">="parent"</text:span><text:span text:style-name="T461"><text:line-break/></text:span><text:span text:style-name="T462"><text:s text:c="8"/></text:span><text:span text:style-name="T463">app</text:span><text:span text:style-name="T464">:layout_constraintEnd_toEndOf</text:span><text:span text:style-name="T465">="parent"</text:span><text:span text:style-name="T466"><text:line-break/></text:span><text:span text:style-name="T467"><text:s text:c="8"/></text:span><text:span text:style-name="T468">app</text:span><text:span text:style-name="T469">:layout_constraintHorizontal_bias</text:span><text:span text:style-name="T470">="0.551"</text:span><text:span text:style-name="T471"><text:line-break/></text:span><text:span text:style-name="T472"><text:s text:c="8"/></text:span><text:span text:style-name="T473">app</text:span><text:span text:style-name="T474">:layout_constraint</text:span><text:span text:style-name="T475">Start_toStartOf</text:span><text:span text:style-name="T476">="parent"<text:s/></text:span><text:span text:style-name="T477">/&gt;</text:span><text:span text:style-name="T478"><text:line-break/></text:span><text:span text:style-name="T479"><text:line-break/></text:span><text:span text:style-name="T480"><text:s text:c="4"/>&lt;Button</text:span><text:span text:style-name="T481"><text:line-break/></text:span><text:span text:style-name="T482"><text:s text:c="8"/></text:span><text:span text:style-name="T483">android</text:span><text:span text:style-name="T484">:id</text:span><text:span text:style-name="T485">="@+id/explicit"</text:span><text:span text:style-name="T486"><text:line-break/></text:span><text:span text:style-name="T487"><text:s text:c="8"/></text:span><text:span text:style-name="T488">android</text:span><text:span text:style-name="T489">:layout_width</text:span><text:span text:style-name="T490">="222dp"</text:span><text:span text:style-name="T491"><text:line-break/></text:span><text:span text:style-name="T492"><text:s text:c="8"/></text:span><text:span text:style-name="T493">android</text:span><text:span text:style-name="T494">:layout_height</text:span><text:span text:style-name="T495">="60dp"</text:span><text:span text:style-name="T496"><text:line-break/></text:span><text:span text:style-name="T497"><text:s text:c="8"/></text:span><text:span text:style-name="T498">android</text:span><text:span text:style-name="T499">:layout_marginTop</text:span><text:span text:style-name="T500">="484dp"</text:span><text:span text:style-name="T501"><text:line-break/></text:span><text:span text:style-name="T502"><text:s text:c="8"/></text:span><text:span text:style-name="T503">android</text:span><text:span text:style-name="T504">:text</text:span><text:span text:style-name="T505">="Explicit"</text:span><text:span text:style-name="T506"><text:line-break/></text:span><text:span text:style-name="T507"><text:s text:c="8"/></text:span><text:span text:style-name="T508">app</text:span><text:span text:style-name="T509">:layout_constraintEnd_toEndOf</text:span><text:span text:style-name="T510">="parent"</text:span><text:span text:style-name="T511"><text:line-break/></text:span><text:span text:style-name="T512"><text:s text:c="8"/></text:span><text:span text:style-name="T513">app</text:span><text:span text:style-name="T514">:layout_constraintHorizontal_bias</text:span><text:span text:style-name="T515">="0.551"</text:span><text:span text:style-name="T516"><text:line-break/></text:span><text:span text:style-name="T517"><text:s text:c="8"/></text:span><text:span text:style-name="T518">app</text:span><text:span text:style-name="T519">:layout_constraintStart_toStartOf</text:span><text:span text:style-name="T520">="parent"</text:span><text:span text:style-name="T521"><text:line-break/></text:span><text:span text:style-name="T522"><text:s text:c="8"/></text:span><text:span text:style-name="T523">app</text:span><text:span text:style-name="T524">:layout_constraintTop_toTopOf</text:span><text:span text:style-name="T525">="parent"<text:s/></text:span><text:span text:style-name="T526">/&gt;</text:span><text:span text:style-name="T527"><text:line-break/></text:span><text:span text:style-name="T528"><text:line-break/></text:span><text:soft-page-break/><text:span text:style-name="T529">&lt;/androidx.constraintlayout.widget.ConstraintLayout&gt;</text:span></text:p>
      <text:p text:style-name="P530"/>
      <text:p text:style-name="P531"><text:span text:style-name="T532">Ex</text:span><text:span text:style-name="T533">plicitActivity.xml&gt;</text:span></text:p>
      <text:p text:style-name="P534"><text:span text:style-name="T535">&lt;?</text:span><text:span text:style-name="T536">xml version</text:span><text:span text:style-name="T537">="1.0"<text:s/></text:span><text:span text:style-name="T538">encoding</text:span><text:span text:style-name="T539">="utf-8"</text:span><text:span text:style-name="T540">?&gt;</text:span><text:span text:style-name="T541"><text:line-break/></text:span><text:span text:style-name="T542">&lt;androidx.constraintlayout.widget.ConstraintLayout<text:s/></text:span><text:span text:style-name="T543">xmlns:</text:span><text:span text:style-name="T544">android</text:span><text:span text:style-name="T545">="http://schemas.android.com/apk/res/android"</text:span><text:span text:style-name="T546"><text:line-break/></text:span><text:span text:style-name="T547"><text:s text:c="4"/></text:span><text:span text:style-name="T548">xmlns:</text:span><text:span text:style-name="T549">app</text:span><text:span text:style-name="T550">="http://schemas.android.com/apk/res-auto"</text:span><text:span text:style-name="T551"><text:line-break/></text:span><text:span text:style-name="T552"><text:s text:c="4"/></text:span><text:span text:style-name="T553">xmlns:</text:span><text:span text:style-name="T554">tools</text:span><text:span text:style-name="T555">="http://schemas</text:span><text:span text:style-name="T556">.android.com/tools"</text:span><text:span text:style-name="T557"><text:line-break/></text:span><text:span text:style-name="T558"><text:s text:c="4"/></text:span><text:span text:style-name="T559">android</text:span><text:span text:style-name="T560">:layout_width</text:span><text:span text:style-name="T561">="match_parent"</text:span><text:span text:style-name="T562"><text:line-break/></text:span><text:span text:style-name="T563"><text:s text:c="4"/></text:span><text:span text:style-name="T564">android</text:span><text:span text:style-name="T565">:layout_height</text:span><text:span text:style-name="T566">="match_parent"</text:span><text:span text:style-name="T567"><text:line-break/></text:span><text:span text:style-name="T568"><text:s text:c="4"/></text:span><text:span text:style-name="T569">tools</text:span><text:span text:style-name="T570">:context</text:span><text:span text:style-name="T571">=".</text:span><text:span text:style-name="T572">Ex</text:span><text:span text:style-name="T573">plicitActivity"</text:span><text:span text:style-name="T574">&gt;</text:span><text:span text:style-name="T575"><text:line-break/></text:span><text:span text:style-name="T576"><text:line-break/></text:span><text:span text:style-name="T577"><text:s text:c="4"/>&lt;TextView</text:span><text:span text:style-name="T578"><text:line-break/></text:span><text:span text:style-name="T579"><text:s text:c="8"/></text:span><text:span text:style-name="T580">android</text:span><text:span text:style-name="T581">:id</text:span><text:span text:style-name="T582">="@+id/textView"</text:span><text:span text:style-name="T583"><text:line-break/></text:span><text:span text:style-name="T584"><text:s text:c="8"/></text:span><text:span text:style-name="T585">android</text:span><text:span text:style-name="T586">:layout_width</text:span><text:span text:style-name="T587">="367dp"</text:span><text:span text:style-name="T588"><text:line-break/></text:span><text:span text:style-name="T589"><text:s text:c="8"/></text:span><text:span text:style-name="T590">android</text:span><text:span text:style-name="T591">:layout_height</text:span><text:span text:style-name="T592">="415dp"</text:span><text:span text:style-name="T593"><text:line-break/></text:span><text:span text:style-name="T594"><text:s text:c="8"/></text:span><text:span text:style-name="T595">android</text:span><text:span text:style-name="T596">:text</text:span><text:span text:style-name="T597">="This is triggred via<text:s/></text:span><text:span text:style-name="T598">ex</text:span><text:span text:style-name="T599">plicit intent"</text:span><text:span text:style-name="T600"><text:line-break/></text:span><text:span text:style-name="T601"><text:s text:c="8"/></text:span><text:span text:style-name="T602">android</text:span><text:span text:style-name="T603">:textSize</text:span><text:span text:style-name="T604">="50px"</text:span><text:span text:style-name="T605"><text:line-break/></text:span><text:span text:style-name="T606"><text:s text:c="8"/></text:span><text:span text:style-name="T607">android</text:span><text:span text:style-name="T608">:textAlignment</text:span><text:span text:style-name="T609">="center"</text:span><text:span text:style-name="T610"><text:line-break/></text:span><text:span text:style-name="T611"><text:s text:c="8"/></text:span><text:span text:style-name="T612">app</text:span><text:span text:style-name="T613">:layout_constraintBottom_toBottomOf</text:span><text:span text:style-name="T614">="parent"</text:span><text:span text:style-name="T615"><text:line-break/></text:span><text:span text:style-name="T616"><text:s text:c="8"/></text:span><text:span text:style-name="T617">app</text:span><text:span text:style-name="T618">:layout_constraintEnd_toEndOf</text:span><text:span text:style-name="T619">="pare</text:span><text:span text:style-name="T620">nt"</text:span><text:span text:style-name="T621"><text:line-break/></text:span><text:span text:style-name="T622"><text:s text:c="8"/></text:span><text:span text:style-name="T623">app</text:span><text:span text:style-name="T624">:layout_constraintStart_toStartOf</text:span><text:span text:style-name="T625">="parent"</text:span><text:span text:style-name="T626"><text:line-break/></text:span><text:span text:style-name="T627"><text:s text:c="8"/></text:span><text:span text:style-name="T628">app</text:span><text:span text:style-name="T629">:layout_constraintTop_toTopOf</text:span><text:span text:style-name="T630">="parent"<text:s/></text:span><text:span text:style-name="T631">/&gt;</text:span><text:span text:style-name="T632"><text:line-break/></text:span><text:span text:style-name="T633">&lt;/androidx.constraintlayout.widget.ConstraintLayout&gt;</text:span></text:p>
      <text:p text:style-name="P634"/>
      <text:p text:style-name="P635"><draw:frame draw:z-index="251658240" draw:id="id0" draw:style-name="a0" draw:name="Picture 1" text:anchor-type="as-char" svg:x="0in" svg:y="0in" svg:width="3.75in" svg:height="8.0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636"/>
      <text:p text:style-name="P637"><draw:frame draw:z-index="251658240" draw:id="id1" draw:style-name="a1" draw:name="Picture 2" text:anchor-type="as-char" svg:x="0in" svg:y="0in" svg:width="3.63542in" svg:height="7.7291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638"/>
      <text:p text:style-name="P639"><draw:frame draw:z-index="251658240" draw:id="id2" draw:style-name="a2" draw:name="Picture 3" text:anchor-type="as-char" svg:x="0in" svg:y="0in" svg:width="3.65625in" svg:height="7.80208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iyanka thakurathi</meta:initial-creator>
    <dc:creator>Priyanka thakurathi</dc:creator>
    <meta:creation-date>2021-10-01T05:23:00Z</meta:creation-date>
    <dc:date>2021-10-01T05:24:00Z</dc:date>
    <meta:template xlink:href="Normal.dotm" xlink:type="simple"/>
    <meta:editing-cycles>2</meta:editing-cycles>
    <meta:editing-duration>PT420S</meta:editing-duration>
    <meta:document-statistic meta:page-count="8" meta:paragraph-count="10" meta:word-count="763" meta:character-count="5105" meta:row-count="36" meta:non-whitespace-character-count="4352"/>
  </office:meta>
</office:document-meta>
</file>